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10a" officeooo:paragraph-rsid="0001510a"/>
    </style:style>
    <style:style style:name="P2" style:family="paragraph" style:parent-style-name="Standard">
      <style:text-properties officeooo:rsid="000197ef" officeooo:paragraph-rsid="000197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DEMO-GIT-REPOSITORY</text:p>
      <text:p text:style-name="P1"/>
      <text:p text:style-name="P1">This is first file in this repository.</text:p>
      <text:p text:style-name="P1"/>
      <text:p text:style-name="P2">##Modifying it for first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9:32:30.438400671</meta:creation-date>
    <dc:date>2018-08-18T20:11:38.354713290</dc:date>
    <meta:editing-duration>PT39M9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3" meta:word-count="13" meta:character-count="88" meta:non-whitespace-character-count="78"/>
  </office:meta>
</office:document-meta>
</file>